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Encyclopedia of US political history.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Housing costs, zoning, and access to high-scoring schools.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table:table-cell/>
          <table:table-cell office:value-type="string" calcext:value-type="string">
            <text:p>Karsten, S. (2010). School segregatio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he dimensions of residential segregatio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table:table-cell table:number-columns-repeated="1021"/>
        </table:table-row>
        <table:table-row table:style-name="ro6" table:number-rows-repeated="12">
          <table:table-cell table:number-columns-repeated="2"/>
          <table:table-cell table:style-name="ce10"/>
          <table:table-cell table:number-columns-repeated="1021"/>
        </table:table-row>
        <table:table-row table:style-name="ro1" table:number-rows-repeated="14">
          <table:table-cell table:number-columns-repeated="2"/>
          <table:table-cell table:style-name="ce10"/>
          <table:table-cell table:number-columns-repeated="1021"/>
        </table:table-row>
        <table:table-row table:style-name="ro1" table:number-rows-repeated="1048496">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3">00/00/0000</text:date>, <text:time style:data-style-name="N2" text:time-value="09:18:46.677205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03T17:16:34.652338008</dc:date>
    <meta:editing-duration>P42DT16H28M52S</meta:editing-duration>
    <meta:editing-cycles>140</meta:editing-cycles>
    <meta:generator>LibreOffice/5.1.6.2$Linux_X86_64 LibreOffice_project/10m0$Build-2</meta:generator>
    <meta:document-statistic meta:table-count="2" meta:cell-count="302" meta:object-count="0"/>
  </office:meta>
</office:document-meta>
</file>